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7da6"/>
    </style:style>
    <style:style style:name="P2" style:family="paragraph" style:parent-style-name="Standard" style:list-style-name="L1">
      <style:text-properties officeooo:paragraph-rsid="001a7da6"/>
    </style:style>
    <style:style style:name="P3" style:family="paragraph" style:parent-style-name="Standard">
      <style:text-properties officeooo:paragraph-rsid="001ae401"/>
    </style:style>
    <style:style style:name="P4" style:family="paragraph" style:parent-style-name="Standard">
      <style:text-properties officeooo:paragraph-rsid="001d5fd9"/>
    </style:style>
    <style:style style:name="P5" style:family="paragraph" style:parent-style-name="Standard" style:list-style-name="L2">
      <style:text-properties officeooo:paragraph-rsid="001dbf50"/>
    </style:style>
    <style:style style:name="P6" style:family="paragraph" style:parent-style-name="Standard">
      <style:text-properties officeooo:paragraph-rsid="001dbf50"/>
    </style:style>
    <style:style style:name="T1" style:family="text">
      <style:text-properties officeooo:rsid="001a7da6"/>
    </style:style>
    <style:style style:name="T2" style:family="text">
      <style:text-properties officeooo:rsid="001ae401"/>
    </style:style>
    <style:style style:name="T3" style:family="text">
      <style:text-properties officeooo:rsid="001b74c5"/>
    </style:style>
    <style:style style:name="T4" style:family="text">
      <style:text-properties officeooo:rsid="001d5fd9"/>
    </style:style>
    <style:style style:name="T5" style:family="text">
      <style:text-properties officeooo:rsid="001dbf50"/>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ndrew DeMaria</text:span></text:p>
      <text:p text:style-name="P1"><text:span text:style-name="T1">Homework 4</text:span></text:p>
      <text:p text:style-name="P1"><text:span text:style-name="T1"/></text:p>
      <text:list xml:id="list337166787" text:style-name="L1">
        <text:list-item>
          <text:p text:style-name="P2"><text:span text:style-name="T1">“R&amp;D is the only important measure of innovation.” Discuss.</text:span></text:p>
        </text:list-item>
      </text:list>
      <text:p text:style-name="P1"><text:span text:style-name="T1"/></text:p>
      <text:p text:style-name="P1"><text:span text:style-name="T1">Research and Development can definitely be a factor for measuring innovation, whether by looking at the ratio of money spent on R&amp;D, the number of highly-skilled workers in R&amp;D or another measure. <text:s/>R&amp;D is a common first step for businesses and governments towards developing an innovation, however, it is a partial measure at best. <text:s/>What if a business spends globs of money on R&amp;D, but no innovation results because of corruption, mismanagement or just plain bad luck? <text:s/>Should that business be rated higher in R&amp;D than another business that spent the same or less in resources towards R&amp;D but actually got an invention to market? <text:s/>No. <text:s/>The goal is to measure innovation, so there perhaps lies our first indicator that R&amp;D may be an input to innovation but is not the only factor. <text:s/></text:span><text:span text:style-name="T2">The second failure in R&amp;D measurement alone are spillovers. <text:s/>Consider Company A who spends money in R&amp;D and is able to bring a product to market. <text:s/>Now Company B reverse engineers their product or is able to look at some patent documentation and bring their ownimproved version of the product to market. <text:s/>What can be learned from such a scenario is that Company B may not have had to spend as much money on R&amp;D as Company A and was able to leverage some of the spillover from Company A's innovation. <text:s/></text:span></text:p>
      <text:p text:style-name="P1"><text:span text:style-name="T2"/></text:p>
      <text:p text:style-name="P3"><text:span text:style-name="T2">If measuring R&amp;D alone is not an accurate indicator of innovation, what is? <text:s/>Greenhalgh points out some other valuable indicators. <text:s/>One is to sample companies, whether by survey or historical data gathered from technical publications, for innovations that actually made it to market. <text:s/>This also improves the scene for small businesses who might not have a chance in earning a high innovation score otherwise. <text:s/>Another factor is to consider the IPRs sought out by companies. <text:s/>Specifically, if patents and trademarks are looked at, information can be had about technologies or ideas companies have developed they feel are worth protecting. <text:s/>Again, not all these ideas or technologies may manifest themselves in the market, but nevertheless it is an output measurement to consider. <text:s text:c="2"/></text:span><text:span text:style-name="T3">A final factor to weigh in would be the value added by and growth thereof for the individual, business or country. <text:s/>This could be found in the difference of raw inputs </text:span><text:span text:style-name="T4">to revenue or GDP. <text:s/></text:span></text:p>
      <text:p text:style-name="P3"><text:span text:style-name="T4"/></text:p>
      <text:p text:style-name="P4"><text:span text:style-name="T4">There are many other indicators not included in this brief overview, yet it is probably safe to say that R&amp;D is not the only factor for measuring innovation. </text:span></text:p>
      <text:p text:style-name="P4"><text:span text:style-name="T4"/></text:p>
      <text:list xml:id="list2018618621" text:style-name="L2">
        <text:list-item>
          <text:p text:style-name="P5"><text:span text:style-name="T5">What measurement issues should be considered when comparing GDP per capita across countries? <text:s/>What about when comparing GDP per capita through time?</text:span></text:p>
        </text:list-item>
      </text:list>
      <text:p text:style-name="P6"><text:span text:style-name="T5"/></text:p>
      <text:p text:style-name="P6"><text:span text:style-name="T5">GDP per capita is tough to compare from country to country due to several issues. <text:s/>First it is important to realize that GDP is a sort of abstract measurement on its own. <text:s/>GDP is commonly measured in terms of the each country's currency. <text:s/>So then how do we compare values in different currencies? <text:s/>Converting by the conversion rate may make sense at first but conversion rates can fluctuate wildly and have other factors that determine them that should not be included in comparing GDP, such as politics. <text:s/>GDP by itself is not the issue entirely. <text:s/>When GDP per capita is considered one needs to realize it can be broken down into GDP per hour * hour per worker * worker per population. <text:s/>Across countries GDP per hour, a rough measurement of efficiency, can vary. <text:s/>At the same time hour per worker and worker per population can inversly vary with the former which may lead to the same GDP per capita as another country but this leads to assumptions that may not be necessarily true. <text:s/>For example a worker in France may work less as a typical worker in the US but may be more efficient. <text:s/>Should this discrepancy be hidden by GDP per capita? <text:s/>Most likely economists need to take the components themselves into consid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DeMaria</meta:initial-creator>
    <meta:creation-date>2013-02-08T05:56:48</meta:creation-date>
    <dc:date>2013-02-08T06:52:26</dc:date>
    <dc:creator>Andrew DeMaria</dc:creator>
    <meta:editing-duration>PT25M7S</meta:editing-duration>
    <meta:editing-cycles>3</meta:editing-cycles>
    <meta:generator>LibreOffice/3.6$Linux_X86_64 LibreOffice_project/360m1$Build-2</meta:generator>
    <meta:document-statistic meta:table-count="0" meta:image-count="0" meta:object-count="0" meta:page-count="1" meta:paragraph-count="8" meta:word-count="660" meta:character-count="3864" meta:non-whitespace-character-count="3179"/>
  </office:meta>
</office:document-meta>
</file>